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1.241cm" fo:min-width="4.0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41cm" fo:min-width="4.039cm"/>
      <style:paragraph-properties style:writing-mode="lr-tb"/>
    </style:style>
    <style:style style:name="gr4" style:family="graphic" style:parent-style-name="standard">
      <style:graphic-properties draw:fill-color="#ffd7d7" draw:textarea-horizontal-align="justify" draw:textarea-vertical-align="middle" draw:auto-grow-height="false" fo:min-height="1.241cm" fo:min-width="4.039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1.241cm" fo:min-width="4.039cm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1.356cm" fo:min-width="5.932cm"/>
      <style:paragraph-properties style:writing-mode="lr-tb"/>
    </style:style>
    <style:style style:name="gr7" style:family="graphic" style:parent-style-name="standard">
      <style:graphic-properties svg:stroke-color="#666666" draw:fill-color="#069a2e" draw:textarea-horizontal-align="justify" draw:textarea-vertical-align="middle" draw:auto-grow-height="false" fo:min-height="1.241cm" fo:min-width="4.039cm"/>
      <style:paragraph-properties style:writing-mode="lr-tb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1.241cm" fo:min-width="4.03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d7d7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d4ea6b"/>
      <style:paragraph-properties fo:text-align="center"/>
    </style:style>
    <style:style style:name="P7" style:family="paragraph">
      <loext:graphic-properties draw:fill-color="#069a2e"/>
      <style:paragraph-properties fo:text-align="center"/>
    </style:style>
    <style:style style:name="P8" style:family="paragraph">
      <loext:graphic-properties draw:fill-color="#ffa6a6"/>
      <style:paragraph-properties fo:text-align="center"/>
    </style:style>
    <style:style style:name="P9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1.651cm" svg:x="1.635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83cm" svg:height="0.962cm" svg:x="2.416cm" svg:y="2.07cm">
          <draw:text-box>
            <text:p>Wikiquote</text:p>
          </draw:text-box>
        </draw:frame>
        <draw:custom-shape draw:style-name="gr3" draw:text-style-name="P3" xml:id="id3" draw:id="id3" draw:layer="layout" svg:width="4.699cm" svg:height="1.651cm" svg:x="10.144cm" svg:y="3.921cm">
          <text:p text:style-name="P3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4.699cm" svg:height="1.651cm" svg:x="17.51cm" svg:y="2.778cm">
          <text:p text:style-name="P3">Fl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699cm" svg:height="1.651cm" svg:x="17.51cm" svg:y="8.239cm">
          <text:p text:style-name="P3">User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" draw:id="id4" draw:layer="layout" svg:width="6.604cm" svg:height="1.778cm" svg:x="8.874cm" svg:y="7.35cm">
          <text:p text:style-name="P3">Sentiment 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7" draw:id="id7" draw:layer="layout" svg:width="4.699cm" svg:height="1.651cm" svg:x="17.51cm" svg:y="5.826cm">
          <text:p text:style-name="P3">User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2" draw:id="id2" draw:layer="layout" svg:width="4.699cm" svg:height="1.651cm" svg:x="2.778cm" svg:y="4.937cm">
          <text:p text:style-name="P3">Seleni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s" svg:x1="3.984cm" svg:y1="3.413cm" svg:x2="5.127cm" svg:y2="4.937cm" draw:start-shape="id1" draw:start-glue-point="2" draw:end-shape="id2" draw:end-glue-point="0" svg:d="M3984 3413v501l1143 521v502" svg:viewBox="0 0 1144 1525">
          <text:p/>
        </draw:connector>
        <draw:connector draw:style-name="gr10" draw:text-style-name="P9" draw:layer="layout" draw:type="lines" svg:x1="7.477cm" svg:y1="5.762cm" svg:x2="10.144cm" svg:y2="4.746cm" draw:start-shape="id2" draw:start-glue-point="1" draw:end-shape="id3" draw:end-glue-point="3" svg:d="M7477 5762h501l1664-1016h502" svg:viewBox="0 0 2668 1017">
          <text:p/>
        </draw:connector>
        <draw:connector draw:style-name="gr11" draw:text-style-name="P9" draw:layer="layout" svg:x1="12.176cm" svg:y1="7.35cm" svg:x2="12.493cm" svg:y2="5.572cm" draw:start-shape="id4" draw:start-glue-point="0" draw:end-shape="id3" draw:end-glue-point="2" svg:d="M12176 7350v-889h317v-889" svg:viewBox="0 0 318 1779">
          <text:p/>
        </draw:connector>
        <draw:connector draw:style-name="gr11" draw:text-style-name="P9" draw:layer="layout" svg:x1="15.478cm" svg:y1="8.239cm" svg:x2="17.51cm" svg:y2="3.603cm" draw:start-shape="id4" draw:start-glue-point="1" draw:end-shape="id5" draw:end-glue-point="3" svg:d="M15478 8239h1016v-4636h1016" svg:viewBox="0 0 2033 4637">
          <text:p/>
        </draw:connector>
        <draw:connector draw:style-name="gr12" draw:text-style-name="P9" draw:layer="layout" draw:type="line" svg:x1="19.859cm" svg:y1="8.239cm" svg:x2="19.859cm" svg:y2="7.477cm" draw:start-shape="id6" draw:start-glue-point="0" draw:end-shape="id7" draw:end-glue-point="2" svg:d="M19859 8239v-762" svg:viewBox="0 0 1 763">
          <text:p/>
        </draw:connector>
        <draw:connector draw:style-name="gr13" draw:text-style-name="P9" draw:layer="layout" draw:type="line" svg:x1="19.859cm" svg:y1="4.429cm" svg:x2="19.859cm" svg:y2="5.826cm" draw:start-shape="id5" draw:start-glue-point="2" draw:end-shape="id7" draw:end-glue-point="0" svg:d="M19859 4429v1397" svg:viewBox="0 0 1 13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6:29:17.850899642</meta:creation-date>
    <dc:date>2020-11-22T17:02:11.845115925</dc:date>
    <meta:editing-duration>PT1M56S</meta:editing-duration>
    <meta:editing-cycles>1</meta:editing-cycles>
    <meta:document-statistic meta:object-count="14"/>
    <meta:generator>LibreOffice/6.4.7.2$Linux_X86_64 LibreOffice_project/40$Build-2</meta:generator>
  </office:meta>
</office:document-meta>
</file>